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idot" svg:font-family="Didot" style:font-pitch="variable"/>
    <style:font-face style:name="Montserrat" svg:font-family="Montserrat" style:font-pitch="variable"/>
    <style:font-face style:name="Ubuntu" svg:font-family="Ubuntu"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4" style:family="paragraph" style:parent-style-name="Cuerpo">
      <style:paragraph-properties style:writing-mode="lr-tb"/>
    </style:style>
    <style:style style:name="P5" style:family="paragraph" style:parent-style-name="Cuerpo" style:list-style-name="WWNum2">
      <style:paragraph-properties style:writing-mode="lr-tb"/>
    </style:style>
    <style:style style:name="P6" style:family="paragraph" style:parent-style-name="Cuerpo" style:list-style-name="WWNum3">
      <style:paragraph-properties style:writing-mode="lr-tb"/>
    </style:style>
    <style:style style:name="P7" style:family="paragraph" style:parent-style-name="Cuerpo" style:list-style-name="WWNum2">
      <style:paragraph-properties fo:margin-top="0cm" fo:margin-bottom="0cm" loext:contextual-spacing="false" style:writing-mode="lr-tb"/>
    </style:style>
    <style:style style:name="P8" style:family="paragraph" style:parent-style-name="Cuerpo" style:list-style-name="WWNum3">
      <style:paragraph-properties fo:margin-top="0cm" fo:margin-bottom="0cm" loext:contextual-spacing="false" style:writing-mode="lr-tb"/>
    </style:style>
    <style:style style:name="P9" style:family="paragraph" style:parent-style-name="Encabez.">
      <style:paragraph-properties style:writing-mode="lr-tb"/>
    </style:style>
    <style:style style:name="P10" style:family="paragraph" style:parent-style-name="Heading_20_1">
      <style:text-properties fo:color="#000000" fo:language="es" fo:country="ES" officeooo:paragraph-rsid="000949b1"/>
    </style:style>
    <style:style style:name="P11" style:family="paragraph" style:parent-style-name="Heading_20_1">
      <style:paragraph-properties fo:break-before="page"/>
      <style:text-properties fo:color="#000000" fo:language="es" fo:country="ES" officeooo:paragraph-rsid="000949b1"/>
    </style:style>
    <style:style style:name="P12" style:family="paragraph" style:parent-style-name="Heading_20_2">
      <style:text-properties fo:color="#000000" fo:language="es" fo:country="ES" officeooo:paragraph-rsid="000949b1"/>
    </style:style>
    <style:style style:name="P13" style:family="paragraph" style:parent-style-name="Heading_20_2">
      <style:text-properties fo:color="#303841" fo:language="es" fo:country="ES" officeooo:paragraph-rsid="000949b1"/>
    </style:style>
    <style:style style:name="P14" style:family="paragraph" style:parent-style-name="Heading_20_2">
      <style:paragraph-properties fo:break-before="page"/>
      <style:text-properties fo:color="#000000" fo:language="es" fo:country="ES" officeooo:paragraph-rsid="000949b1"/>
    </style:style>
    <style:style style:name="P15" style:family="paragraph" style:parent-style-name="Por_20_omisión">
      <style:paragraph-properties fo:margin-left="0cm" fo:margin-right="0cm" fo:text-align="start" style:justify-single-word="false"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style:font-name="Times" fo:font-size="12pt" style:font-name-asian="Times1" style:font-size-asian="12pt" style:font-name-complex="Times1" style:font-size-complex="12pt"/>
    </style:style>
    <style:style style:name="P16" style:family="paragraph" style:parent-style-name="Por_20_omisión">
      <style:paragraph-properties fo:margin-left="0cm" fo:margin-right="0cm" fo:text-align="center" style:justify-single-word="false"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style:font-name="Times" fo:font-size="12pt" style:font-name-asian="Times1" style:font-size-asian="12pt" style:font-name-complex="Times1" style:font-size-complex="12pt"/>
    </style:style>
    <style:style style:name="P17" style:family="paragraph" style:parent-style-name="Por_20_omisión">
      <style:paragraph-properties fo:margin-left="0cm" fo:margin-right="0cm" fo:text-align="start" style:justify-single-word="false"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style:font-name="Times" fo:font-size="12pt" fo:font-weight="bold" style:font-name-asian="Times1" style:font-size-asian="12pt" style:font-weight-asian="bold" style:font-name-complex="Times1" style:font-size-complex="12pt" style:font-weight-complex="bold"/>
    </style:style>
    <style:style style:name="P18" style:family="paragraph" style:parent-style-name="Por_20_omisión">
      <style:paragraph-properties fo:margin-left="0cm" fo:margin-right="0cm" fo:text-align="start" style:justify-single-word="false"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color="#929292" style:text-outline="false" style:font-name="Times" fo:font-size="12pt" style:font-name-asian="Times1" style:font-size-asian="12pt" style:font-name-complex="Times1" style:font-size-complex="12pt"/>
    </style:style>
    <style:style style:name="P19" style:family="paragraph" style:parent-style-name="Standard">
      <style:paragraph-properties style:writing-mode="lr-tb"/>
      <style:text-properties fo:color="#303841" fo:language="es" fo:country="ES" officeooo:rsid="003381c9" officeooo:paragraph-rsid="000949b1"/>
    </style:style>
    <style:style style:name="P20" style:family="paragraph" style:parent-style-name="Standard">
      <style:paragraph-properties fo:text-align="center" style:justify-single-word="false"/>
      <style:text-properties fo:color="#303841" style:font-name="Ubuntu" fo:font-size="22pt" fo:language="es" fo:country="ES" officeooo:rsid="0017f7d1" officeooo:paragraph-rsid="000949b1" style:font-size-asian="22pt" style:font-size-complex="22pt"/>
    </style:style>
    <style:style style:name="P21" style:family="paragraph" style:parent-style-name="Standard">
      <style:paragraph-properties fo:text-align="center" style:justify-single-word="false"/>
      <style:text-properties fo:color="#303841" style:font-name="Ubuntu" fo:language="es" fo:country="ES" officeooo:rsid="0017f7d1" officeooo:paragraph-rsid="000949b1"/>
    </style:style>
    <style:style style:name="P22" style:family="paragraph" style:parent-style-name="Standard">
      <style:paragraph-properties fo:text-align="start" style:justify-single-word="false"/>
      <style:text-properties fo:color="#303841" style:font-name="Ubuntu" fo:language="es" fo:country="ES" fo:font-weight="bold" officeooo:rsid="002d5022" officeooo:paragraph-rsid="000949b1" style:font-weight-asian="bold" style:font-weight-complex="bold"/>
    </style:style>
    <style:style style:name="P23" style:family="paragraph" style:parent-style-name="Standard">
      <style:paragraph-properties fo:text-align="start" style:justify-single-word="false"/>
      <style:text-properties fo:color="#303841" style:font-name="Ubuntu" fo:language="es" fo:country="ES" officeooo:rsid="002eeba0" officeooo:paragraph-rsid="000949b1"/>
    </style:style>
    <style:style style:name="P24" style:family="paragraph" style:parent-style-name="Standard">
      <style:paragraph-properties fo:text-align="start" style:justify-single-word="false"/>
      <style:text-properties fo:color="#303841" style:font-name="Ubuntu" fo:language="es" fo:country="ES" officeooo:rsid="0032fe7d" officeooo:paragraph-rsid="000949b1"/>
    </style:style>
    <style:style style:name="P25" style:family="paragraph" style:parent-style-name="Standard">
      <style:text-properties fo:color="#303841" style:font-name="Montserrat" fo:language="es" fo:country="ES" officeooo:rsid="00285aeb" officeooo:paragraph-rsid="000949b1"/>
    </style:style>
    <style:style style:name="P26" style:family="paragraph" style:parent-style-name="Standard">
      <style:paragraph-properties fo:text-align="start" style:justify-single-word="false"/>
      <style:text-properties fo:color="#303841" style:font-name="Montserrat" fo:language="es" fo:country="ES" fo:font-weight="bold" officeooo:rsid="00285aeb" officeooo:paragraph-rsid="000949b1" style:font-weight-asian="bold" style:font-weight-complex="bold"/>
    </style:style>
    <style:style style:name="P27" style:family="paragraph" style:parent-style-name="Standard">
      <style:text-properties fo:color="#303841" fo:language="es" fo:country="ES" officeooo:paragraph-rsid="000949b1"/>
    </style:style>
    <style:style style:name="P28" style:family="paragraph" style:parent-style-name="Standard" style:list-style-name="L24">
      <style:text-properties fo:color="#303841" fo:language="es" fo:country="ES" officeooo:paragraph-rsid="000949b1"/>
    </style:style>
    <style:style style:name="P29" style:family="paragraph" style:parent-style-name="Standard" style:list-style-name="L28">
      <style:text-properties fo:color="#303841" fo:language="es" fo:country="ES" officeooo:paragraph-rsid="000949b1"/>
    </style:style>
    <style:style style:name="P30" style:family="paragraph" style:parent-style-name="Standard" style:list-style-name="L29">
      <style:text-properties fo:color="#303841" fo:language="es" fo:country="ES" officeooo:paragraph-rsid="000949b1"/>
    </style:style>
    <style:style style:name="P31" style:family="paragraph" style:parent-style-name="Standard">
      <style:text-properties fo:color="#303841" fo:language="es" fo:country="ES" officeooo:rsid="0031e8ad" officeooo:paragraph-rsid="000949b1"/>
    </style:style>
    <style:style style:name="P32" style:family="paragraph" style:parent-style-name="Standard" style:list-style-name="L30">
      <style:text-properties fo:color="#303841" fo:language="es" fo:country="ES" officeooo:paragraph-rsid="000949b1"/>
    </style:style>
    <style:style style:name="P33" style:family="paragraph" style:parent-style-name="Standard" style:list-style-name="L31">
      <style:text-properties fo:color="#303841" fo:language="es" fo:country="ES" officeooo:paragraph-rsid="000949b1"/>
    </style:style>
    <style:style style:name="P34" style:family="paragraph" style:parent-style-name="Standard" style:list-style-name="L30">
      <style:text-properties officeooo:paragraph-rsid="000949b1"/>
    </style:style>
    <style:style style:name="P35" style:family="paragraph" style:parent-style-name="Text_20_body">
      <style:text-properties fo:color="#303841" style:font-name="Didot" fo:font-size="36pt" fo:language="es" fo:country="ES" fo:font-style="italic" style:text-underline-style="none" fo:font-weight="bold" officeooo:paragraph-rsid="000949b1" style:font-size-asian="36pt" style:font-style-asian="italic" style:font-weight-asian="bold" style:font-size-complex="36pt" style:font-style-complex="italic" style:font-weight-complex="bold"/>
    </style:style>
    <style:style style:name="P36" style:family="paragraph" style:parent-style-name="Text_20_body">
      <style:text-properties fo:color="#303841" style:font-name="Didot" fo:font-size="22pt" fo:language="es" fo:country="ES" fo:font-style="italic" style:text-underline-style="none" fo:font-weight="bold" officeooo:rsid="00346402" officeooo:paragraph-rsid="000949b1" style:font-size-asian="22pt" style:font-style-asian="italic" style:font-weight-asian="bold" style:font-size-complex="22pt" style:font-style-complex="italic" style:font-weight-complex="bold"/>
    </style:style>
    <style:style style:name="P37" style:family="paragraph" style:parent-style-name="Text_20_body">
      <style:paragraph-properties fo:text-align="end" style:justify-single-word="false"/>
      <style:text-properties fo:color="#303841" style:font-name="Didot" fo:font-size="22pt" fo:language="es" fo:country="ES" fo:font-style="italic" style:text-underline-style="solid" style:text-underline-width="auto" style:text-underline-color="font-color" fo:font-weight="normal" officeooo:rsid="00346402" officeooo:paragraph-rsid="000949b1" style:font-size-asian="22pt" style:font-style-asian="italic" style:font-weight-asian="normal" style:font-size-complex="22pt" style:font-style-complex="italic" style:font-weight-complex="normal"/>
    </style:style>
    <style:style style:name="P38" style:family="paragraph" style:parent-style-name="Text_20_body">
      <style:paragraph-properties fo:text-align="end" style:justify-single-word="false"/>
      <style:text-properties fo:color="#303841" style:font-name="Didot" fo:font-size="22pt" fo:language="es" fo:country="ES" fo:font-style="normal" style:text-underline-style="none" fo:font-weight="normal" officeooo:rsid="00346402" officeooo:paragraph-rsid="000949b1" style:font-size-asian="22pt" style:font-style-asian="normal" style:font-weight-asian="normal" style:font-size-complex="22pt" style:font-style-complex="normal" style:font-weight-complex="normal"/>
    </style:style>
    <style:style style:name="P39" style:family="paragraph" style:parent-style-name="Text_20_body">
      <style:paragraph-properties fo:text-align="center" style:justify-single-word="false"/>
      <style:text-properties fo:color="#00adb5" style:font-name="Didot" fo:font-size="36pt" fo:language="es" fo:country="ES" fo:font-style="italic" style:text-underline-style="none" fo:font-weight="bold" officeooo:rsid="00346402" officeooo:paragraph-rsid="000949b1" style:font-size-asian="36pt" style:font-style-asian="italic" style:font-weight-asian="bold" style:font-size-complex="36pt" style:font-style-complex="italic" style:font-weight-complex="bold"/>
    </style:style>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paragraph-properties fo:margin-top="0cm" fo:margin-bottom="0.247cm" loext:contextual-spacing="false" fo:line-height="115%"/>
      <style:text-properties fo:color="#303841" fo:language="es" fo:country="ES" officeooo:paragraph-rsid="000949b1"/>
    </style:style>
    <style:style style:name="P52" style:family="paragraph" style:parent-style-name="Title">
      <style:text-properties fo:color="#000000" style:font-name="Didot" fo:font-size="36pt" fo:language="es" fo:country="ES" fo:font-style="italic" style:text-underline-style="none" fo:font-weight="bold" officeooo:paragraph-rsid="000949b1" style:font-size-asian="36pt" style:font-style-asian="italic" style:font-weight-asian="bold" style:font-size-complex="36pt" style:font-style-complex="italic" style:font-weight-complex="bold"/>
    </style:style>
    <style:style style:name="P53" style:family="paragraph" style:parent-style-name="Title">
      <style:paragraph-properties fo:text-align="center" style:justify-single-word="false"/>
      <style:text-properties fo:color="#000000" style:font-name="Didot" fo:font-size="36pt" fo:language="es" fo:country="ES" fo:font-style="italic" style:text-underline-style="none" fo:font-weight="bold" officeooo:paragraph-rsid="000949b1" style:font-size-asian="36pt" style:font-style-asian="italic" style:font-weight-asian="bold" style:font-size-complex="36pt" style:font-style-complex="italic" style:font-weight-complex="bold"/>
    </style:style>
    <style:style style:name="P54" style:family="paragraph" style:parent-style-name="Title">
      <style:paragraph-properties fo:break-before="page"/>
      <style:text-properties fo:color="#000000" fo:language="es" fo:country="ES" officeooo:paragraph-rsid="000949b1"/>
    </style:style>
    <style:style style:name="P55" style:family="paragraph" style:parent-style-name="Título" style:master-page-name="Standard">
      <style:paragraph-properties style:page-number="auto" style:writing-mode="lr-tb"/>
      <style:text-properties fo:language="es" fo:country="ES"/>
    </style:style>
    <style:style style:name="T1" style:family="text">
      <style:text-properties style:rfc-language-tag="es-ES-u-co-trad" fo:language="es" fo:country="ES"/>
    </style:style>
    <style:style style:name="T2" style:family="text">
      <style:text-properties officeooo:rsid="001919dc"/>
    </style:style>
    <style:style style:name="T3" style:family="text">
      <style:text-properties officeooo:rsid="0024dce8"/>
    </style:style>
    <style:style style:name="T4" style:family="text">
      <style:text-properties officeooo:rsid="002d5022"/>
    </style:style>
    <style:style style:name="T5" style:family="text">
      <style:text-properties officeooo:rsid="00285aeb"/>
    </style:style>
    <style:style style:name="T6" style:family="text">
      <style:text-properties officeooo:rsid="002a4a5b"/>
    </style:style>
    <style:style style:name="T7" style:family="text">
      <style:text-properties fo:color="#000000"/>
    </style:style>
    <style:style style:name="T8" style:family="text">
      <style:text-properties officeooo:rsid="002b1d9e"/>
    </style:style>
    <style:style style:name="T9" style:family="text">
      <style:text-properties officeooo:rsid="002b4c53"/>
    </style:style>
    <style:style style:name="T10" style:family="text">
      <style:text-properties officeooo:rsid="002eeba0"/>
    </style:style>
    <style:style style:name="T11" style:family="text">
      <style:text-properties fo:background-color="#ffff00" loext:char-shading-value="0"/>
    </style:style>
    <style:style style:name="T12" style:family="text">
      <style:text-properties fo:font-weight="bold" style:font-weight-asian="bold" style:font-weight-complex="bold"/>
    </style:style>
    <style:style style:name="T13" style:family="text">
      <style:text-properties fo:font-weight="bold" officeooo:rsid="002d5022" style:font-weight-asian="bold" style:font-weight-complex="bold"/>
    </style:style>
    <style:style style:name="T14" style:family="text">
      <style:text-properties officeooo:rsid="003031c5"/>
    </style:style>
    <style:style style:name="T15" style:family="text">
      <style:text-properties officeooo:rsid="002f8c99"/>
    </style:style>
    <style:style style:name="T16" style:family="text">
      <style:text-properties officeooo:rsid="002cf8a8"/>
    </style:style>
    <style:style style:name="T17" style:family="text">
      <style:text-properties officeooo:rsid="00328a1f"/>
    </style:style>
    <style:style style:name="T18" style:family="text">
      <style:text-properties officeooo:rsid="002deb32"/>
    </style:style>
    <style:style style:name="T19" style:family="text">
      <style:text-properties officeooo:rsid="0032fe7d" fo:background-color="transparent" loext:char-shading-value="0"/>
    </style:style>
    <style:style style:name="T20" style:family="text">
      <style:text-properties officeooo:rsid="002deb32" fo:background-color="transparent" loext:char-shading-value="0"/>
    </style:style>
    <style:style style:name="T21" style:family="text">
      <style:text-properties style:font-name="Montserrat"/>
    </style:style>
    <style:style style:name="T22" style:family="text">
      <style:text-properties style:font-name="Montserrat" officeooo:rsid="002cf8a8"/>
    </style:style>
    <style:style style:name="T23" style:family="text">
      <style:text-properties officeooo:rsid="0032fe7d"/>
    </style:style>
    <style:style style:name="T24" style:family="text">
      <style:text-properties officeooo:rsid="00305fb7"/>
    </style:style>
    <style:style style:name="T25" style:family="text">
      <style:text-properties officeooo:rsid="0037de15"/>
    </style:style>
    <style:style style:name="T26" style:family="text">
      <style:text-properties officeooo:rsid="0030e7e6"/>
    </style:style>
    <style:style style:name="T27" style:family="text">
      <style:text-properties officeooo:rsid="00332cc1"/>
    </style:style>
    <style:style style:name="T28" style:family="text">
      <style:text-properties officeooo:rsid="0031e8ad"/>
    </style:style>
    <style:style style:name="T29" style:family="text">
      <style:text-properties officeooo:rsid="0029d9d6"/>
    </style:style>
    <style:style style:name="T30" style:family="text">
      <style:text-properties officeooo:rsid="003381c9"/>
    </style:style>
    <style:style style:name="T31" style:family="text">
      <style:text-properties officeooo:rsid="0023bf15"/>
    </style:style>
    <style:style style:name="T32" style:family="text">
      <style:text-properties fo:color="#303841" fo:language="es" fo:country="ES"/>
    </style:style>
    <style:style style:name="T33" style:family="text">
      <style:text-properties officeooo:rsid="000949b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2">ANÁLISIS FUNCIONAL:</text:p>
      <text:p text:style-name="P53"><text:s/><text:span text:style-name="T2">PLATAFORMA WEB DE SITIOS COWORKING</text:span></text:p>
      <text:p text:style-name="P35"/>
      <text:p text:style-name="P39">CWO Buscador</text:p>
      <text:p text:style-name="P35"/>
      <text:p text:style-name="P35"/>
      <text:p text:style-name="P36"/>
      <text:p text:style-name="P36"/>
      <text:p text:style-name="P37">Integrantes:</text:p>
      <text:p text:style-name="P38">Daniel Martinez</text:p>
      <text:p text:style-name="P38">Ricardo Zarroca Alegre</text:p>
      <text:p text:style-name="P20"/>
      <text:p text:style-name="P21"/>
      <text:p text:style-name="P54">Descripción <text:span text:style-name="T3">del Proyecto</text:span>:</text:p>
      <text:p text:style-name="Text_20_body">Crear una plataforma web que permita conectar los diferentes centros de Co<text:span text:style-name="T33">w</text:span>orking (con sus servicios, salas y capacidad) de manera que los usuarios puedan consultar la disponibilidad de estos y, en el caso de registrarse, poder reservar una sala o espacio de trabajo.</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Índice</text:p>
          </text:index-title>
          <text:p text:style-name="P1"><text:a xlink:type="simple" xlink:href="#__RefHeading___Toc1829_4138120735" text:style-name="Index_20_Link" text:visited-style-name="Index_20_Link">Roles:<text:tab/>2</text:a></text:p>
          <text:p text:style-name="P2"><text:a xlink:type="simple" xlink:href="#__RefHeading___Toc1831_4138120735" text:style-name="Index_20_Link" text:visited-style-name="Index_20_Link">Usuario anónimo:<text:tab/>2</text:a></text:p>
          <text:p text:style-name="P2"><text:a xlink:type="simple" xlink:href="#__RefHeading___Toc1833_4138120735" text:style-name="Index_20_Link" text:visited-style-name="Index_20_Link">Usuario registrado:<text:tab/>2</text:a></text:p>
          <text:p text:style-name="P2"><text:a xlink:type="simple" xlink:href="#__RefHeading___Toc1835_4138120735" text:style-name="Index_20_Link" text:visited-style-name="Index_20_Link">Administrador:<text:tab/>3</text:a></text:p>
          <text:p text:style-name="P1"><text:a xlink:type="simple" xlink:href="#__RefHeading___Toc1837_4138120735" text:style-name="Index_20_Link" text:visited-style-name="Index_20_Link">Usuario Anónimo:<text:tab/>4</text:a></text:p>
          <text:p text:style-name="P2"><text:a xlink:type="simple" xlink:href="#__RefHeading___Toc1839_4138120735" text:style-name="Index_20_Link" text:visited-style-name="Index_20_Link">Landing page<text:tab/>4</text:a></text:p>
          <text:p text:style-name="P2"><text:a xlink:type="simple" xlink:href="#__RefHeading___Toc1841_4138120735" text:style-name="Index_20_Link" text:visited-style-name="Index_20_Link">Búsqueda de espacios y centros<text:tab/>4</text:a></text:p>
          <text:p text:style-name="P2"><text:a xlink:type="simple" xlink:href="#__RefHeading___Toc1843_4138120735" text:style-name="Index_20_Link" text:visited-style-name="Index_20_Link">Espacios y confirmación de reserva.<text:tab/>6</text:a></text:p>
          <text:p text:style-name="P2"><text:a xlink:type="simple" xlink:href="#__RefHeading___Toc1845_4138120735" text:style-name="Index_20_Link" text:visited-style-name="Index_20_Link">Encabezado y pie de página<text:tab/>6</text:a></text:p>
          <text:p text:style-name="P1"><text:a xlink:type="simple" xlink:href="#__RefHeading___Toc1847_4138120735" text:style-name="Index_20_Link" text:visited-style-name="Index_20_Link">Usuario registrado:<text:tab/>7</text:a></text:p>
          <text:p text:style-name="P2"><text:a xlink:type="simple" xlink:href="#__RefHeading___Toc1849_4138120735" text:style-name="Index_20_Link" text:visited-style-name="Index_20_Link">Registro como usuario<text:tab/>7</text:a></text:p>
          <text:p text:style-name="P2"><text:a xlink:type="simple" xlink:href="#__RefHeading___Toc1851_4138120735" text:style-name="Index_20_Link" text:visited-style-name="Index_20_Link">Reserva de espacios<text:tab/>7</text:a></text:p>
          <text:p text:style-name="P2"><text:a xlink:type="simple" xlink:href="#__RefHeading___Toc1853_4138120735" text:style-name="Index_20_Link" text:visited-style-name="Index_20_Link">Gestión de reservas<text:tab/>8</text:a></text:p>
          <text:p text:style-name="P2"><text:a xlink:type="simple" xlink:href="#__RefHeading___Toc1855_4138120735" text:style-name="Index_20_Link" text:visited-style-name="Index_20_Link">Gestión de incidencias<text:tab/>8</text:a></text:p>
          <text:p text:style-name="P1"><text:a xlink:type="simple" xlink:href="#__RefHeading___Toc1857_4138120735" text:style-name="Index_20_Link" text:visited-style-name="Index_20_Link">Usuario administrador<text:tab/>10</text:a></text:p>
          <text:p text:style-name="P2"><text:a xlink:type="simple" xlink:href="#__RefHeading___Toc1859_4138120735" text:style-name="Index_20_Link" text:visited-style-name="Index_20_Link">Registro como administrador<text:tab/>10</text:a></text:p>
          <text:p text:style-name="P2"><text:a xlink:type="simple" xlink:href="#__RefHeading___Toc1861_4138120735" text:style-name="Index_20_Link" text:visited-style-name="Index_20_Link">Gestión de Centros<text:tab/>10</text:a></text:p>
          <text:p text:style-name="P2"><text:a xlink:type="simple" xlink:href="#__RefHeading___Toc1863_4138120735" text:style-name="Index_20_Link" text:visited-style-name="Index_20_Link">Gestión de Espacios<text:tab/>11</text:a></text:p>
          <text:p text:style-name="P2"><text:a xlink:type="simple" xlink:href="#__RefHeading___Toc1865_4138120735" text:style-name="Index_20_Link" text:visited-style-name="Index_20_Link">Gestión de Incidencias<text:tab/>11</text:a></text:p>
        </text:index-body>
      </text:table-of-content>
      <text:p text:style-name="P51"/>
      <text:h text:style-name="P10" text:outline-level="1"><text:bookmark-start text:name="__RefHeading___Toc1829_4138120735"/>Roles:<text:bookmark-end text:name="__RefHeading___Toc1829_4138120735"/></text:h>
      <text:p text:style-name="Text_20_body">Se contemplan 3 roles a la hora de utilizar este servicio, <text:span text:style-name="T4">cada uno con diferentes funcionalidades</text:span>:</text:p>
      <text:h text:style-name="P12" text:outline-level="2"><text:bookmark-start text:name="__RefHeading___Toc1831_4138120735"/>Usuario anónimo: <text:bookmark-end text:name="__RefHeading___Toc1831_4138120735"/></text:h>
      <text:p text:style-name="Text_20_body"><text:span text:style-name="T5">P</text:span>odrá visualizar la landing page y realizar búsquedas de centros y <text:span text:style-name="T6">espacios de trabajo</text:span> dentro de la página.</text:p>
      <text:h text:style-name="P12" text:outline-level="2"><text:bookmark-start text:name="__RefHeading___Toc1833_4138120735"/>Usuario <text:span text:style-name="T6">r</text:span>egistrado: <text:bookmark-end text:name="__RefHeading___Toc1833_4138120735"/></text:h>
      <text:p text:style-name="Text_20_body"><text:s/><text:span text:style-name="T5">E</text:span>ste tipo de usuario se le añade la capacidad de realizar y gestionar sus reservas <text:span text:style-name="T5">como también de crear incidencias</text:span>. A su vez cuenta con la posibilidad de puntuar dichas reservas para generar una tabla de puntuación de centros.</text:p>
      <text:h text:style-name="P13" text:outline-level="2"><text:bookmark-start text:name="__RefHeading___Toc1835_4138120735"/><text:soft-page-break/><text:span text:style-name="T7">Administrador:</text:span> <text:bookmark-end text:name="__RefHeading___Toc1835_4138120735"/></text:h>
      <text:p text:style-name="Text_20_body">Este usuario es capaz de crear centros de coworking, gestionar los espacios de trabajo que integran el mismo y sus reservas. A su vez cuenta con la posibilidad de gestionar las incidencias creadas por los usuarios registrados.</text:p>
      <text:p text:style-name="P25"/>
      <text:p text:style-name="P26"/>
      <text:h text:style-name="P11" text:outline-level="1"><text:bookmark-start text:name="__RefHeading___Toc1837_4138120735"/>Usuario <text:span text:style-name="T6">A</text:span>nónimo:<text:bookmark-end text:name="__RefHeading___Toc1837_4138120735"/></text:h>
      <text:p text:style-name="Text_20_body">El usuario anónimo es el rol por defecto. Los dos roles restantes (usuario registrado y administrador) heredan sus funcionalidades y características.</text:p>
      <text:h text:style-name="P12" text:outline-level="2"><text:bookmark-start text:name="__RefHeading___Toc1839_4138120735"/>Landing <text:span text:style-name="T6">p</text:span>age<text:bookmark-end text:name="__RefHeading___Toc1839_4138120735"/></text:h>
      <text:p text:style-name="Text_20_body">Al ingresar a la landing page la plataforma permitirá de forma cómoda realizar búsquedas ó acceder a la gestión de centros. A modo secundario, se podrá acceder al blog y a los centros mejor puntuados.</text:p>
      <text:p text:style-name="Text_20_body"/>
      <text:p text:style-name="Text_20_body">Si desea realizar búsqueda de <text:span text:style-name="T6">centros</text:span> y/o espacios <text:span text:style-name="T6">de trabajo</text:span> puede realizarse en base a diferentes criterios, que pueden combinarse si el usuario lo desea:</text:p>
      <text:list xml:id="list3403737345" text:style-name="L17">
        <text:list-item>
          <text:p text:style-name="P40"><text:span text:style-name="T6">N</text:span>ombre de centro ó localidad.</text:p>
        </text:list-item>
        <text:list-item>
          <text:p text:style-name="P40"><text:span text:style-name="T6">T</text:span>ipo de espacio.</text:p>
        </text:list-item>
        <text:list-item>
          <text:p text:style-name="P40"><text:span text:style-name="T6">C</text:span>apacidad.</text:p>
        </text:list-item>
        <text:list-item>
          <text:p text:style-name="P40"><text:span text:style-name="T6">F</text:span>echas <text:span text:style-name="T6">de reserva.</text:span></text:p>
        </text:list-item>
      </text:list>
      <text:p text:style-name="Text_20_body"/>
      <text:p text:style-name="Text_20_body">Esta página contará con la posibilidad de registrarse en alguno de los otros dos roles (usuario registrado y administrador de espacios). <text:s/>Ambas opciones lo dirigirán a un formulario de alta para completar sus datos y permitir identificarse, para realizar las acciones específicas de cada usuario.</text:p>
      <text:h text:style-name="P12" text:outline-level="2"><text:bookmark-start text:name="__RefHeading___Toc1841_4138120735"/><text:span text:style-name="T8">B</text:span>úsqueda <text:span text:style-name="T8">de espacios y centros</text:span><text:bookmark-end text:name="__RefHeading___Toc1841_4138120735"/></text:h>
      <text:p text:style-name="Text_20_body">U<text:span text:style-name="T9">na vez ejecutada</text:span> la búsqueda el usuario accede a un<text:span text:style-name="T9">a nueva página con el</text:span> listado de <text:span text:style-name="T6">espacios</text:span> de todos los centros que satisfagan su consulta. <text:span text:style-name="T9">Esta tabla </text:span><text:span text:style-name="T6">mostrará un resumen con información esencial</text:span><text:span text:style-name="T9">:</text:span></text:p>
      <text:list xml:id="list2544092477" text:style-name="L18">
        <text:list-item>
          <text:p text:style-name="P41"><text:span text:style-name="T6">N</text:span>ombre sala y centro.</text:p>
        </text:list-item>
        <text:list-item>
          <text:p text:style-name="P41"><text:span text:style-name="T6">F</text:span>oto principal de sala.</text:p>
        </text:list-item>
        <text:list-item>
          <text:p text:style-name="P41"><text:span text:style-name="T6">P</text:span>recio.</text:p>
        </text:list-item>
        <text:list-item>
          <text:p text:style-name="P41"><text:span text:style-name="T6">P</text:span>untuación.</text:p>
        </text:list-item>
        <text:list-item>
          <text:p text:style-name="P41"><text:span text:style-name="T6">C</text:span>apacidad máxima.</text:p>
        </text:list-item>
      </text:list>
      <text:p text:style-name="Text_20_body"/>
      <text:p text:style-name="Text_20_body"><text:span text:style-name="T6">A</text:span> su vez <text:span text:style-name="T6">se</text:span> permite mejorar <text:span text:style-name="T6">la búsqueda</text:span> mediante:</text:p>
      <text:list xml:id="list4015703842" text:style-name="L19">
        <text:list-item>
          <text:p text:style-name="P42"><text:span text:style-name="T6">R</text:span>ango de precios.</text:p>
        </text:list-item>
        <text:list-item>
          <text:p text:style-name="P42"><text:soft-page-break/><text:span text:style-name="T6">P</text:span>untuación.</text:p>
        </text:list-item>
        <text:list-item>
          <text:p text:style-name="P42"><text:span text:style-name="T6">S</text:span>ervicios generales.</text:p>
        </text:list-item>
        <text:list-item>
          <text:p text:style-name="P42"><text:span text:style-name="T6">S</text:span>ervicios extras.</text:p>
        </text:list-item>
        <text:list-item>
          <text:p text:style-name="P42">Etc.</text:p>
        </text:list-item>
      </text:list>
      <text:p text:style-name="Text_20_body"/>
      <text:p text:style-name="Text_20_body">El listado mostrado podrá ordenarse por los siguientes criterios:</text:p>
      <text:list xml:id="list1668833439" text:style-name="L20">
        <text:list-item>
          <text:p text:style-name="P43"><text:span text:style-name="T6">P</text:span>untuación (orden por defecto).</text:p>
        </text:list-item>
        <text:list-item>
          <text:p text:style-name="P43"><text:span text:style-name="T6">P</text:span>recio.</text:p>
        </text:list-item>
      </text:list>
      <text:p text:style-name="Text_20_body"/>
      <text:p text:style-name="Text_20_body"/>
      <text:h text:style-name="P14" text:outline-level="2"><text:bookmark-start text:name="__RefHeading___Toc1843_4138120735"/><text:span text:style-name="T8">E</text:span>spacios y confirmación de reserva.<text:bookmark-end text:name="__RefHeading___Toc1843_4138120735"/></text:h>
      <text:p text:style-name="Text_20_body">Eligiendo un espacio en particular podremos acceder a una página donde se detalla las características del mismo. En la misma encontraremos:</text:p>
      <text:list xml:id="list839039220" text:style-name="L21">
        <text:list-item>
          <text:p text:style-name="P44">Nombre del espacio, centro al que pertenece.</text:p>
        </text:list-item>
        <text:list-item>
          <text:p text:style-name="P44"><text:span text:style-name="T6">L</text:span>ocalidad.</text:p>
        </text:list-item>
        <text:list-item>
          <text:p text:style-name="P44">Descripción del espacio.</text:p>
        </text:list-item>
        <text:list-item>
          <text:p text:style-name="P44">Puntuación.</text:p>
        </text:list-item>
        <text:list-item>
          <text:p text:style-name="P44">Precio.</text:p>
        </text:list-item>
        <text:list-item>
          <text:p text:style-name="P44">Servicios ofrecidos.</text:p>
        </text:list-item>
        <text:list-item>
          <text:p text:style-name="P44">Imágenes del mismo.</text:p>
        </text:list-item>
        <text:list-item>
          <text:p text:style-name="P44">Imágenes del centro.</text:p>
        </text:list-item>
      </text:list>
      <text:p text:style-name="Text_20_body"/>
      <text:p text:style-name="Text_20_body">Dentr<text:span text:style-name="T10">o </text:span>de este espacio y habiendo determinado las fechas de <text:span text:style-name="T8">reserva,</text:span> el usuario podrá continuar a la reserva de la misma. En ese momento se le pedirá que acceda <text:span text:style-name="T8">como usuario registrado</text:span> o bien <text:span text:style-name="T8">se</text:span> registr<text:span text:style-name="T8">e</text:span> <text:span text:style-name="T8">para reservar</text:span>. </text:p>
      <text:h text:style-name="P12" text:outline-level="2"><text:bookmark-start text:name="__RefHeading___Toc1845_4138120735"/>Encabezado y pie de página<text:bookmark-end text:name="__RefHeading___Toc1845_4138120735"/></text:h>
      <text:p text:style-name="Text_20_body">Tanto la landing page como cualquier otra página dentro de la plataforma tendrá un encabezado y un pie <text:span text:style-name="T8">de página</text:span>.</text:p>
      <text:p text:style-name="Text_20_body">El encabezado contendrá el logo de <text:span text:style-name="T11">“EMPRESAXXX”</text:span>, un botón de registro <text:span text:style-name="T8">o acceso. </text:span>A su vez contará con otro grupo de <text:span text:style-name="T8">enlaces</text:span> a:</text:p>
      <text:list xml:id="list1289093198" text:style-name="L22">
        <text:list-item>
          <text:p text:style-name="P45"><text:span text:style-name="T8">B</text:span>log.</text:p>
        </text:list-item>
        <text:list-item>
          <text:p text:style-name="P45"><text:span text:style-name="T8">I</text:span>nformación.</text:p>
        </text:list-item>
        <text:list-item>
          <text:p text:style-name="P45">Etc.</text:p>
        </text:list-item>
      </text:list>
      <text:p text:style-name="Text_20_body"/>
      <text:p text:style-name="Text_20_body">El <text:span text:style-name="T8">pie de página</text:span> contará con <text:span text:style-name="T8">enlaces</text:span> hacia:</text:p>
      <text:list xml:id="list1931270697" text:style-name="L23">
        <text:list-item>
          <text:p text:style-name="P46">Términos de uso.</text:p>
        </text:list-item>
        <text:list-item>
          <text:p text:style-name="P46"><text:span text:style-name="T8">C</text:span>ookies y política de privacidad.</text:p>
        </text:list-item>
        <text:list-item>
          <text:p text:style-name="P46"><text:span text:style-name="T8">M</text:span>apa del sitio.</text:p>
        </text:list-item>
        <text:list-item>
          <text:p text:style-name="P46">Redes sociales.</text:p>
        </text:list-item>
        <text:list-item>
          <text:p text:style-name="P46"><text:span text:style-name="T8">B</text:span>log.</text:p>
        </text:list-item>
      </text:list>
      <text:p text:style-name="P22"/>
      <text:h text:style-name="P10" text:outline-level="1"><text:bookmark-start text:name="__RefHeading___Toc1847_4138120735"/><text:soft-page-break/><text:span text:style-name="T13">U</text:span><text:span text:style-name="T12">suario registrado:</text:span><text:bookmark-end text:name="__RefHeading___Toc1847_4138120735"/></text:h>
      <text:p text:style-name="Text_20_body"/>
      <text:p text:style-name="Text_20_body"><text:span text:style-name="T14">La identificación como</text:span> usuario registrado se realiza mediante el botón de <text:span text:style-name="T8">registro en el e</text:span>ncabezado o bien a la hora de que un <text:span text:style-name="T8">usuario anónimo desee finalizar una reserva</text:span>. Este usuario hereda todas las funcionalidades y características del usuario anónimo, pero tiene una serie de <text:span text:style-name="T8">acciones</text:span> extra.</text:p>
      <text:p text:style-name="P23"/>
      <text:h text:style-name="P12" text:outline-level="2"><text:bookmark-start text:name="__RefHeading___Toc1849_4138120735"/>Registro <text:span text:style-name="T15">como</text:span> usuario<text:bookmark-end text:name="__RefHeading___Toc1849_4138120735"/></text:h>
      <text:p text:style-name="Text_20_body"><text:span text:style-name="T8">Para</text:span> registrarse deberá completar la siguiente información para darse de alta:</text:p>
      <text:list xml:id="list1805672539" text:style-name="L24">
        <text:list-item>
          <text:p text:style-name="P47">Nombre.</text:p>
        </text:list-item>
        <text:list-item>
          <text:p text:style-name="P47">Apellidos.</text:p>
        </text:list-item>
        <text:list-item>
          <text:p text:style-name="P47">Nombre de usuario (opcional).</text:p>
        </text:list-item>
        <text:list-item>
          <text:p text:style-name="P47">Email.</text:p>
        </text:list-item>
        <text:list-item>
          <text:p text:style-name="P47">Contraseña.</text:p>
        </text:list-item>
        <text:list-item>
          <text:p text:style-name="P47">Foto (opcional).</text:p>
        </text:list-item>
        <text:list-item>
          <text:p text:style-name="P47">Bio<text:span text:style-name="T8">grafía</text:span> (opcional).</text:p>
        </text:list-item>
      </text:list>
      <text:p text:style-name="Text_20_body"/>
      <text:p text:style-name="Text_20_body">Al identificarse como un usuario registrado en el encabezado se cambia la opción de registrarse y acceder como administrador, por un <text:span text:style-name="T8">avatar</text:span> con su foto.</text:p>
      <text:p text:style-name="Text_20_body"/>
      <text:p text:style-name="Text_20_body"><text:span text:style-name="T8">Desde este avatar</text:span>, <text:span text:style-name="T8">el usuario puede</text:span> acceder a la gestión de los datos de su perfil, donde podrá revisar y cambiar los datos de registro (excepto su dirección de correo que será inmutable).</text:p>
      <text:p text:style-name="P27"/>
      <text:h text:style-name="P12" text:outline-level="2"><text:bookmark-start text:name="__RefHeading___Toc1851_4138120735"/>Reserva de espacios<text:bookmark-end text:name="__RefHeading___Toc1851_4138120735"/></text:h>
      <text:p text:style-name="Text_20_body"><text:span text:style-name="T14">Si </text:span><text:span text:style-name="T16">un</text:span><text:span text:style-name="T14"> usuario registrado ha buscado una sala particular </text:span>y habiendo determinado las fechas de uso podrá <text:span text:style-name="T10">realizar una reserva</text:span>. En ese momento <text:span text:style-name="T10">se accede a una página donde tiene que confirmar los datos de la reserva y elegir si va a abonar dicha reserva en el momento o la misma queda pendiente. </text:span></text:p>
      <text:p text:style-name="Text_20_body"/>
      <text:p text:style-name="Text_20_body">Al finalizar la reserva al usuario se le habilitará la opción de puntuar <text:span text:style-name="T17">y escribir un comentario sobre </text:span><text:span text:style-name="T18">el centro</text:span><text:span text:style-name="T17">. </text:span><text:span text:style-name="T19">Est</text:span><text:span text:style-name="T20">a</text:span><text:span text:style-name="T19"> </text:span><text:span text:style-name="T20">opción</text:span><text:span text:style-name="T19"> queda pendiente hasta que el usuario l</text:span><text:span text:style-name="T20">a</text:span><text:span text:style-name="T19"> complete.</text:span></text:p>
      <text:p text:style-name="P23"><text:soft-page-break/></text:p>
      <text:h text:style-name="P12" text:outline-level="2"><text:bookmark-start text:name="__RefHeading___Toc1853_4138120735"/>Gestión de reservas<text:bookmark-end text:name="__RefHeading___Toc1853_4138120735"/></text:h>
      <text:p text:style-name="Text_20_body"><text:span text:style-name="T16">Cuando un usuario registrado se identifica en el </text:span>encabezado también se agrega un <text:span text:style-name="T16">enlace</text:span> llamado “M<text:span text:style-name="T16">i</text:span> C<text:span text:style-name="T16">oworking</text:span>”. Ingresando al mismo el usuario accederá a un listado de todas las reservas que haya realizado con la siguiente información:</text:p>
      <text:p text:style-name="Text_20_body"/>
      <text:list xml:id="list1491497138" text:style-name="L25">
        <text:list-item>
          <text:p text:style-name="P48">Nombre y espacio de la reserva.</text:p>
        </text:list-item>
        <text:list-item>
          <text:p text:style-name="P48">Fecha de reserva.</text:p>
        </text:list-item>
        <text:list-item>
          <text:p text:style-name="P48">Estado de la reserva ( reservado / en curso / finalizado).</text:p>
        </text:list-item>
        <text:list-item>
          <text:p text:style-name="P48">Si el espacio se encuentra limpio.</text:p>
        </text:list-item>
        <text:list-item>
          <text:p text:style-name="P48">Estado del pago ( pago / no pago).</text:p>
        </text:list-item>
        <text:list-item>
          <text:p text:style-name="P48">Estado de la última incidencia reportada (pendiente / resuelto).</text:p>
        </text:list-item>
        <text:list-item>
          <text:p text:style-name="P48">Enlace a la sección de incidencias de la reserva.</text:p>
        </text:list-item>
      </text:list>
      <text:p text:style-name="Text_20_body"/>
      <text:p text:style-name="Text_20_body">Este listado de reservas se ordenará por dos categorías:</text:p>
      <text:list xml:id="list3647287744" text:style-name="L26">
        <text:list-item>
          <text:p text:style-name="P49">Estado de reserva (las reservas en curso aparecerán primero).</text:p>
        </text:list-item>
        <text:list-item>
          <text:p text:style-name="P49">Fecha de inicio de reserva.</text:p>
        </text:list-item>
      </text:list>
      <text:p text:style-name="Text_20_body"/>
      <text:p text:style-name="Text_20_body">En el caso de que el estado de pago sea No pago, aparecerá un botón que nos llevará a la información de dicha reserva y nos permitirá abonar <text:span text:style-name="T16">la misma</text:span>.</text:p>
      <text:p text:style-name="Text_20_body"/>
      <text:p text:style-name="Text_20_body">Desde aquí, el usuario podrá acceder a cada una de sus reservas para obtener información específica de la misma y gestionar con detalle la misma.</text:p>
      <text:h text:style-name="P12" text:outline-level="2"><text:bookmark-start text:name="__RefHeading___Toc1855_4138120735"/>Gestión de incidencias<text:bookmark-end text:name="__RefHeading___Toc1855_4138120735"/></text:h>
      <text:p text:style-name="Text_20_body">Durante el transcurso de una reserva, un usuario puede reportar fallas y problemas de la misma generando una incidencia. La misma será notificada a los administradores de los centros que tendrán que resolver la misma.</text:p>
      <text:p text:style-name="Text_20_body"/>
      <text:p text:style-name="Text_20_body"><text:span text:style-name="T22">El usuario desde la sección de “Mi Coworking”</text:span><text:span text:style-name="T21"> </text:span><text:span text:style-name="T16">puede </text:span>acceder a la sección de incidencias, <text:span text:style-name="T16">para obtener un resumen con las mismas.</text:span></text:p>
      <text:p text:style-name="Text_20_body"/>
      <text:p text:style-name="Text_20_body">Este listado de incidencias tendrá <text:s/>la siguiente información:</text:p>
      <text:list xml:id="list4246845529" text:style-name="L27">
        <text:list-item>
          <text:p text:style-name="P50"><text:soft-page-break/>Fecha</text:p>
        </text:list-item>
        <text:list-item>
          <text:p text:style-name="P50">Categoría de incidencia</text:p>
        </text:list-item>
        <text:list-item>
          <text:p text:style-name="P50">Descripción de incidencia</text:p>
        </text:list-item>
        <text:list-item>
          <text:p text:style-name="P50">Estado de la incidencia</text:p>
        </text:list-item>
      </text:list>
      <text:p text:style-name="Text_20_body"/>
      <text:p text:style-name="Text_20_body">Desde aquí, el usuario podrá acceder a cada una de sus reservas para reportar un nuevo problema y consultar el historial de incidencias de la misma.</text:p>
      <text:p text:style-name="Text_20_body"/>
      <text:p text:style-name="Text_20_body"><text:span text:style-name="T17">Al principio</text:span> del listado de incidencias el usuario tendrá un botón para reportar una nueva incidencia donde podrá elegir la categoría de la incidencia y realizar una descripción de la misma.</text:p>
      <text:p text:style-name="Text_20_body"/>
      <text:p text:style-name="Text_20_body"/>
      <text:h text:style-name="P11" text:outline-level="1"><text:bookmark-start text:name="__RefHeading___Toc1857_4138120735"/>Usuario administrador<text:bookmark-end text:name="__RefHeading___Toc1857_4138120735"/></text:h>
      <text:p text:style-name="P24"/>
      <text:p text:style-name="P27"><text:span text:style-name="T14">La identificación como</text:span> usuario registrado se realiza mediante el botón de <text:span text:style-name="T8">registro en el e</text:span>ncabezado o bien <text:span text:style-name="T23">en </text:span><text:span text:style-name="T24">un enlace de la</text:span><text:span text:style-name="T23"> landing page</text:span>. Este usuario hereda todas las funcionalidades y características del usuario anónimo, pero tiene una serie de <text:span text:style-name="T8">acciones</text:span> extra.</text:p>
      <text:p text:style-name="P27"/>
      <text:h text:style-name="P12" text:outline-level="2"><text:bookmark-start text:name="__RefHeading___Toc1859_4138120735"/>Registro <text:span text:style-name="T15">como</text:span> <text:span text:style-name="T15">administrador</text:span><text:bookmark-end text:name="__RefHeading___Toc1859_4138120735"/></text:h>
      <text:p text:style-name="P27">Si un usuario anónimo desea registrarse <text:span text:style-name="T24">como administrador</text:span> deberá completar la siguiente información para darse de alta:</text:p>
      <text:list xml:id="list121607271827177" text:continue-list="list1805672539" text:style-name="L24">
        <text:list-item>
          <text:p text:style-name="P28">Nombre.</text:p>
        </text:list-item>
        <text:list-item>
          <text:p text:style-name="P28">Apellidos.</text:p>
        </text:list-item>
        <text:list-item>
          <text:p text:style-name="P28">CIF / NIF.</text:p>
        </text:list-item>
        <text:list-item>
          <text:p text:style-name="P28">Dirección (dirección, localidad, código postal, país).</text:p>
        </text:list-item>
        <text:list-item>
          <text:p text:style-name="P28">Email.</text:p>
        </text:list-item>
        <text:list-item>
          <text:p text:style-name="P28">Contraseña.</text:p>
        </text:list-item>
        <text:list-item>
          <text:p text:style-name="P28">Cuen<text:span text:style-name="T25">t</text:span>a Corriente.</text:p>
        </text:list-item>
        <text:list-item>
          <text:p text:style-name="P28">Foto (opcional).</text:p>
        </text:list-item>
      </text:list>
      <text:p text:style-name="P27"/>
      <text:p text:style-name="P27">Al identificarse como un usuario <text:span text:style-name="T24">administrador</text:span> en el encabezado se cambia la opción de registrarse por un <text:span text:style-name="T8">avatar</text:span> con su foto.</text:p>
      <text:p text:style-name="P27"/>
      <text:p text:style-name="P27"><text:span text:style-name="T8">Desde este avatar</text:span>, <text:span text:style-name="T8">el usuario puede</text:span> acceder a la gestión de los datos de su perfil, donde podrá revisar y cambiar los datos de registro.</text:p>
      <text:p text:style-name="P27"/>
      <text:h text:style-name="P12" text:outline-level="2"><text:bookmark-start text:name="__RefHeading___Toc1861_4138120735"/>Gestión de <text:span text:style-name="T24">Centros</text:span><text:bookmark-end text:name="__RefHeading___Toc1861_4138120735"/></text:h>
      <text:p text:style-name="P27"><text:span text:style-name="T24">Los usuarios identificados como administradores pueden acceder a la creación y gestión de centros mediante un enlace en el encabezado</text:span><text:span text:style-name="T26"> llamado “ MI</text:span><text:span text:style-name="T27">S CENTROS </text:span><text:span text:style-name="T26">”.</text:span> </text:p>
      <text:p text:style-name="P27"/>
      <text:p text:style-name="P27">En la misma se tiene un resumen con cada <text:span text:style-name="T28">centro</text:span> <text:span text:style-name="T25">creado, </text:span><text:span text:style-name="T28">donde se puede obtener información importante de cada espacio dentro del mismo, como por ejemplo</text:span>:</text:p>
      <text:list xml:id="list764269271" text:style-name="L28">
        <text:list-item>
          <text:p text:style-name="P29">fechas de reserva (en un calendario)</text:p>
        </text:list-item>
        <text:list-item>
          <text:p text:style-name="P29">limpieza pendiente / realizada</text:p>
        </text:list-item>
        <text:list-item>
          <text:p text:style-name="P29">Enlace a incidencias <text:span text:style-name="T28">de la reserva.</text:span></text:p>
        </text:list-item>
      </text:list>
      <text:p text:style-name="P27"/>
      <text:p text:style-name="P27"><text:span text:style-name="T28">En este espacio se tiene la posibilidad de crear nuevos centros, como también de modificar los centros previamente creados, </text:span>completando la siguiente información:</text:p>
      <text:list xml:id="list3547933736" text:style-name="L29">
        <text:list-item>
          <text:p text:style-name="P30">Nombre.</text:p>
        </text:list-item>
        <text:list-item>
          <text:p text:style-name="P30">Nombre fiscal.</text:p>
        </text:list-item>
        <text:list-item>
          <text:p text:style-name="P30">Dirección.</text:p>
        </text:list-item>
        <text:list-item>
          <text:p text:style-name="P30">Localidad.</text:p>
        </text:list-item>
        <text:list-item>
          <text:p text:style-name="P30"><text:soft-page-break/>CP.</text:p>
        </text:list-item>
        <text:list-item>
          <text:p text:style-name="P30">IBAB.</text:p>
        </text:list-item>
        <text:list-item>
          <text:p text:style-name="P30">Teléfono.</text:p>
        </text:list-item>
        <text:list-item>
          <text:p text:style-name="P30">Email.</text:p>
        </text:list-item>
        <text:list-item>
          <text:p text:style-name="P30">Descripción.</text:p>
        </text:list-item>
      </text:list>
      <text:p text:style-name="P27"/>
      <text:p text:style-name="P27">También podrá cargar un conjunto de imágenes del centro, las cuales serán mostradas en conjunto con las imágenes de los espacios cuando se realicen búsquedas de lugares de coworking.</text:p>
      <text:p text:style-name="P27"/>
      <text:p text:style-name="P27">A su vez el administrador pod<text:span text:style-name="T29">rá</text:span> optar por informar el equipamiento y facilidades que el centro posee para que los usuarios tengan conocimientos de los mismos.</text:p>
      <text:p text:style-name="P27"/>
      <text:h text:style-name="P12" text:outline-level="2"><text:bookmark-start text:name="__RefHeading___Toc1863_4138120735"/>Gestión de Espacios<text:bookmark-end text:name="__RefHeading___Toc1863_4138120735"/></text:h>
      <text:p text:style-name="P31">Dentro de cada centro <text:span text:style-name="T30">creado </text:span>el administrador tendrá la oportunidad de crear nuevos espacios y administrarlos. <text:span text:style-name="T30">Los usuarios registrados realizarán reservas sobre dichos espacios.</text:span></text:p>
      <text:p text:style-name="Standard"/>
      <text:p text:style-name="P31">Al ingresar en cada espacio se obtiene un detalle de cada reserva, fechas <text:span text:style-name="T27">e</text:span> incidencias ordenadas de mas reciente a antigua.</text:p>
      <text:p text:style-name="P31"/>
      <text:p text:style-name="P27"><text:span text:style-name="T30">De cada espacio</text:span><text:span text:style-name="T31"> se podrá ingresar la siguiente información:</text:span></text:p>
      <text:list xml:id="list2074602022" text:style-name="L30">
        <text:list-item>
          <text:p text:style-name="P32">Precio.</text:p>
        </text:list-item>
        <text:list-item>
          <text:p text:style-name="P32">Reserva Mínima (días).</text:p>
        </text:list-item>
        <text:list-item>
          <text:p text:style-name="P32">Capacidad máxima.</text:p>
        </text:list-item>
        <text:list-item>
          <text:p text:style-name="P34"><text:span text:style-name="T32">Tipo de espacio.</text:span></text:p>
        </text:list-item>
        <text:list-item>
          <text:p text:style-name="P32">Descripción.</text:p>
        </text:list-item>
      </text:list>
      <text:p text:style-name="P27"/>
      <text:p text:style-name="P27">El espacio contará con la posibilidad de habilitar o deshabilitar la visibilidad de dicho espacio, por si el administrador desea esconder durante un tiempo dicho anuncio.</text:p>
      <text:p text:style-name="P27"/>
      <text:p text:style-name="P27">También podrá cargar un conjunto de imágenes del <text:span text:style-name="T31">espacio a publicar</text:span>, las cuales serán mostradas <text:span text:style-name="T28">cuando se realicen búsquedas de lugares de coworking.</text:span></text:p>
      <text:p text:style-name="P27"/>
      <text:p text:style-name="P27">El administrador también tiene la posibilidad de agregar servicios particulares que dispondrá el espacio. Estos servicios pueden ser:</text:p>
      <text:list xml:id="list3883091288" text:style-name="L31">
        <text:list-item>
          <text:p text:style-name="P33">Ya incluidos en el espacio (gratuito)</text:p>
        </text:list-item>
        <text:list-item>
          <text:p text:style-name="P33">Opcionales</text:p>
        </text:list-item>
      </text:list>
      <text:p text:style-name="P31"/>
      <text:h text:style-name="P12" text:outline-level="2"><text:bookmark-start text:name="__RefHeading___Toc1865_4138120735"/>Gestión de Incidencias<text:bookmark-end text:name="__RefHeading___Toc1865_4138120735"/></text:h>
      <text:p text:style-name="P19">Cada reserva tendrá su registro de incidencias, creadas por los usuarios que estén utilizando el espacio actualmente. Estas incidencias deben ser subsanadas por el administrador del espacio, quien finalizará la incidencia y podrá dejar un mensaje con una respuesta al pedido del clien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idot" svg:font-family="Didot" style:font-pitch="variable"/>
    <style:font-face style:name="Montserrat" svg:font-family="Montserrat" style:font-pitch="variable"/>
    <style:font-face style:name="Ubuntu" svg:font-family="Ubuntu"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color="#303841" style:font-name="Montserrat" fo:font-family="Montserrat" style:font-pitch="variable" fo:font-size="12pt" fo:language="es" fo:country="ES" officeooo:rsid="0031e8ad"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303841" fo:language="es" fo:country="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next-style-name="Cuerpo"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30pt" fo:letter-spacing="normal" fo:font-style="normal" style:text-underline-style="none" fo:font-weight="bold" style:letter-kerning="false" style:font-name-asian="Arial Unicode MS" style:font-family-asian="'Arial Unicode MS'" style:font-family-generic-asian="system" style:font-pitch-asian="variable" style:font-size-asian="30pt" style:font-style-asian="normal" style:font-weight-asian="bold" style:font-name-complex="Arial Unicode MS" style:font-family-complex="'Arial Unicode MS'" style:font-family-generic-complex="system" style:font-pitch-complex="variable" style:font-size-complex="30pt" style:font-style-complex="normal" style:font-weight-complex="bold" fo:hyphenate="true" fo:hyphenation-remain-char-count="2" fo:hyphenation-push-char-count="2" loext:hyphenation-no-caps="false"/>
    </style:style>
    <style:style style:name="Cuerpo"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Por_20_omisión" style:display-name="Por omisión"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Helvetica Neue1" style:font-family-asian="'Helvetica Neue'" style:font-family-generic-asian="system" style:font-pitch-asian="variable" style:font-size-asian="11pt" style:font-style-asian="normal" style:font-weight-asian="normal" style:font-name-complex="Helvetica Neue1" style:font-family-complex="'Helvetica Neue'"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Encabez." style:family="paragraph" style:next-style-name="Cuerpo" style:default-outline-level="1" style:list-style-name="">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style:rfc-language-tag="es-ES-u-co-trad" fo:language="es" fo:country="ES" fo:font-style="normal" style:text-underline-style="none" fo:font-weight="bold" style:letter-kerning="false"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itle" style:family="paragraph" style:parent-style-name="Heading" style:next-style-name="Text_20_body" style:class="chapter">
      <style:paragraph-properties fo:text-align="center" style:justify-single-word="false"/>
      <style:text-properties style:font-name="Didot" fo:font-family="Didot" style:font-pitch="variable" fo:font-size="32pt" fo:font-weight="normal" style:font-size-asian="32pt" style:font-weight-asian="normal" style:font-size-complex="32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db5" style:font-name="Didot" fo:font-family="Didot" style:font-pitch="variable" fo:font-size="24pt" fo:font-style="italic" style:text-underline-style="solid" style:text-underline-width="auto" style:text-underline-color="font-color" fo:font-weight="normal" style:font-size-asian="24pt" style:font-style-asian="italic" style:font-weight-asian="normal" style:font-size-complex="24pt" style:font-style-complex="italic"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Didot" fo:font-family="Didot" style:font-pitch="variable" fo:font-size="20pt" fo:font-style="normal" fo:font-weight="normal" style:font-size-asian="20pt" style:font-style-asian="normal" style:font-weight-asian="normal" style:font-size-complex="20pt" style:font-style-complex="normal"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Ninguno" style:family="text"/>
    <style:style style:name="ListLabel_20_1" style:display-name="ListLabel 1"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fo:color="#000000" style:text-outline="false" style:text-line-through-style="none" style:text-line-through-type="none" style:text-position="0% 100%" fo:letter-spacing="normal" fo:font-style="normal" fo:font-weight="normal" style:letter-kerning="false"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font-style-complex="normal" style:font-weight-complex="normal" style:text-scale="100%" style:font-relief="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808cm" fo:margin-left="1.196cm"/>
        </style:list-level-properties>
        <style:text-properties fo:font-family="Times"/>
      </text:list-level-style-bullet>
      <text:list-level-style-bullet text:level="2" text:style-name="ListLabel_20_2" text:bullet-char="•">
        <style:list-level-properties text:list-level-position-and-space-mode="label-alignment">
          <style:list-level-label-alignment text:label-followed-by="listtab" fo:text-indent="-0.808cm" fo:margin-left="1.584cm"/>
        </style:list-level-properties>
        <style:text-properties fo:font-family="Times"/>
      </text:list-level-style-bullet>
      <text:list-level-style-bullet text:level="3" text:style-name="ListLabel_20_3" text:bullet-char="•">
        <style:list-level-properties text:list-level-position-and-space-mode="label-alignment">
          <style:list-level-label-alignment text:label-followed-by="listtab" fo:text-indent="-0.808cm" fo:margin-left="1.972cm"/>
        </style:list-level-properties>
        <style:text-properties fo:font-family="Times"/>
      </text:list-level-style-bullet>
      <text:list-level-style-bullet text:level="4" text:style-name="ListLabel_20_4" text:bullet-char="•">
        <style:list-level-properties text:list-level-position-and-space-mode="label-alignment">
          <style:list-level-label-alignment text:label-followed-by="listtab" fo:text-indent="-0.808cm" fo:margin-left="2.36cm"/>
        </style:list-level-properties>
        <style:text-properties fo:font-family="Times"/>
      </text:list-level-style-bullet>
      <text:list-level-style-bullet text:level="5" text:style-name="ListLabel_20_5" text:bullet-char="•">
        <style:list-level-properties text:list-level-position-and-space-mode="label-alignment">
          <style:list-level-label-alignment text:label-followed-by="listtab" fo:text-indent="-0.808cm" fo:margin-left="2.748cm"/>
        </style:list-level-properties>
        <style:text-properties fo:font-family="Times"/>
      </text:list-level-style-bullet>
      <text:list-level-style-bullet text:level="6" text:style-name="ListLabel_20_6" text:bullet-char="•">
        <style:list-level-properties text:list-level-position-and-space-mode="label-alignment">
          <style:list-level-label-alignment text:label-followed-by="listtab" fo:text-indent="-0.808cm" fo:margin-left="3.136cm"/>
        </style:list-level-properties>
        <style:text-properties fo:font-family="Times"/>
      </text:list-level-style-bullet>
      <text:list-level-style-bullet text:level="7" text:style-name="ListLabel_20_7" text:bullet-char="•">
        <style:list-level-properties text:list-level-position-and-space-mode="label-alignment">
          <style:list-level-label-alignment text:label-followed-by="listtab" fo:text-indent="-0.808cm" fo:margin-left="3.524cm"/>
        </style:list-level-properties>
        <style:text-properties fo:font-family="Times"/>
      </text:list-level-style-bullet>
      <text:list-level-style-bullet text:level="8" text:style-name="ListLabel_20_8" text:bullet-char="•">
        <style:list-level-properties text:list-level-position-and-space-mode="label-alignment">
          <style:list-level-label-alignment text:label-followed-by="listtab" fo:text-indent="-0.808cm" fo:margin-left="3.912cm"/>
        </style:list-level-properties>
        <style:text-properties fo:font-family="Times"/>
      </text:list-level-style-bullet>
      <text:list-level-style-bullet text:level="9" text:style-name="ListLabel_20_9" text:bullet-char="•">
        <style:list-level-properties text:list-level-position-and-space-mode="label-alignment">
          <style:list-level-label-alignment text:label-followed-by="listtab" fo:text-indent="-0.808cm" fo:margin-left="4.3cm"/>
        </style:list-level-properties>
        <style:text-properties fo:font-family="Tim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808cm" fo:margin-left="1.196cm"/>
        </style:list-level-properties>
        <style:text-properties fo:font-family="Times"/>
      </text:list-level-style-bullet>
      <text:list-level-style-bullet text:level="2" text:style-name="ListLabel_20_11" text:bullet-char="•">
        <style:list-level-properties text:list-level-position-and-space-mode="label-alignment">
          <style:list-level-label-alignment text:label-followed-by="listtab" fo:text-indent="-0.808cm" fo:margin-left="1.584cm"/>
        </style:list-level-properties>
        <style:text-properties fo:font-family="Times"/>
      </text:list-level-style-bullet>
      <text:list-level-style-bullet text:level="3" text:style-name="ListLabel_20_12" text:bullet-char="•">
        <style:list-level-properties text:list-level-position-and-space-mode="label-alignment">
          <style:list-level-label-alignment text:label-followed-by="listtab" fo:text-indent="-0.808cm" fo:margin-left="1.972cm"/>
        </style:list-level-properties>
        <style:text-properties fo:font-family="Times"/>
      </text:list-level-style-bullet>
      <text:list-level-style-bullet text:level="4" text:style-name="ListLabel_20_13" text:bullet-char="•">
        <style:list-level-properties text:list-level-position-and-space-mode="label-alignment">
          <style:list-level-label-alignment text:label-followed-by="listtab" fo:text-indent="-0.808cm" fo:margin-left="2.36cm"/>
        </style:list-level-properties>
        <style:text-properties fo:font-family="Times"/>
      </text:list-level-style-bullet>
      <text:list-level-style-bullet text:level="5" text:style-name="ListLabel_20_14" text:bullet-char="•">
        <style:list-level-properties text:list-level-position-and-space-mode="label-alignment">
          <style:list-level-label-alignment text:label-followed-by="listtab" fo:text-indent="-0.808cm" fo:margin-left="2.748cm"/>
        </style:list-level-properties>
        <style:text-properties fo:font-family="Times"/>
      </text:list-level-style-bullet>
      <text:list-level-style-bullet text:level="6" text:style-name="ListLabel_20_15" text:bullet-char="•">
        <style:list-level-properties text:list-level-position-and-space-mode="label-alignment">
          <style:list-level-label-alignment text:label-followed-by="listtab" fo:text-indent="-0.808cm" fo:margin-left="3.136cm"/>
        </style:list-level-properties>
        <style:text-properties fo:font-family="Times"/>
      </text:list-level-style-bullet>
      <text:list-level-style-bullet text:level="7" text:style-name="ListLabel_20_16" text:bullet-char="•">
        <style:list-level-properties text:list-level-position-and-space-mode="label-alignment">
          <style:list-level-label-alignment text:label-followed-by="listtab" fo:text-indent="-0.808cm" fo:margin-left="3.524cm"/>
        </style:list-level-properties>
        <style:text-properties fo:font-family="Times"/>
      </text:list-level-style-bullet>
      <text:list-level-style-bullet text:level="8" text:style-name="ListLabel_20_17" text:bullet-char="•">
        <style:list-level-properties text:list-level-position-and-space-mode="label-alignment">
          <style:list-level-label-alignment text:label-followed-by="listtab" fo:text-indent="-0.808cm" fo:margin-left="3.912cm"/>
        </style:list-level-properties>
        <style:text-properties fo:font-family="Times"/>
      </text:list-level-style-bullet>
      <text:list-level-style-bullet text:level="9" text:style-name="ListLabel_20_18" text:bullet-char="•">
        <style:list-level-properties text:list-level-position-and-space-mode="label-alignment">
          <style:list-level-label-alignment text:label-followed-by="listtab" fo:text-indent="-0.808cm" fo:margin-left="4.3cm"/>
        </style:list-level-properties>
        <style:text-properties fo:font-family="Tim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808cm" fo:margin-left="1.196cm"/>
        </style:list-level-properties>
        <style:text-properties fo:font-family="Times"/>
      </text:list-level-style-bullet>
      <text:list-level-style-bullet text:level="2" text:style-name="ListLabel_20_20" text:bullet-char="•">
        <style:list-level-properties text:list-level-position-and-space-mode="label-alignment">
          <style:list-level-label-alignment text:label-followed-by="listtab" fo:text-indent="-0.808cm" fo:margin-left="1.584cm"/>
        </style:list-level-properties>
        <style:text-properties fo:font-family="Times"/>
      </text:list-level-style-bullet>
      <text:list-level-style-bullet text:level="3" text:style-name="ListLabel_20_21" text:bullet-char="•">
        <style:list-level-properties text:list-level-position-and-space-mode="label-alignment">
          <style:list-level-label-alignment text:label-followed-by="listtab" fo:text-indent="-0.808cm" fo:margin-left="1.972cm"/>
        </style:list-level-properties>
        <style:text-properties fo:font-family="Times"/>
      </text:list-level-style-bullet>
      <text:list-level-style-bullet text:level="4" text:style-name="ListLabel_20_22" text:bullet-char="•">
        <style:list-level-properties text:list-level-position-and-space-mode="label-alignment">
          <style:list-level-label-alignment text:label-followed-by="listtab" fo:text-indent="-0.808cm" fo:margin-left="2.36cm"/>
        </style:list-level-properties>
        <style:text-properties fo:font-family="Times"/>
      </text:list-level-style-bullet>
      <text:list-level-style-bullet text:level="5" text:style-name="ListLabel_20_23" text:bullet-char="•">
        <style:list-level-properties text:list-level-position-and-space-mode="label-alignment">
          <style:list-level-label-alignment text:label-followed-by="listtab" fo:text-indent="-0.808cm" fo:margin-left="2.748cm"/>
        </style:list-level-properties>
        <style:text-properties fo:font-family="Times"/>
      </text:list-level-style-bullet>
      <text:list-level-style-bullet text:level="6" text:style-name="ListLabel_20_24" text:bullet-char="•">
        <style:list-level-properties text:list-level-position-and-space-mode="label-alignment">
          <style:list-level-label-alignment text:label-followed-by="listtab" fo:text-indent="-0.808cm" fo:margin-left="3.136cm"/>
        </style:list-level-properties>
        <style:text-properties fo:font-family="Times"/>
      </text:list-level-style-bullet>
      <text:list-level-style-bullet text:level="7" text:style-name="ListLabel_20_25" text:bullet-char="•">
        <style:list-level-properties text:list-level-position-and-space-mode="label-alignment">
          <style:list-level-label-alignment text:label-followed-by="listtab" fo:text-indent="-0.808cm" fo:margin-left="3.524cm"/>
        </style:list-level-properties>
        <style:text-properties fo:font-family="Times"/>
      </text:list-level-style-bullet>
      <text:list-level-style-bullet text:level="8" text:style-name="ListLabel_20_26" text:bullet-char="•">
        <style:list-level-properties text:list-level-position-and-space-mode="label-alignment">
          <style:list-level-label-alignment text:label-followed-by="listtab" fo:text-indent="-0.808cm" fo:margin-left="3.912cm"/>
        </style:list-level-properties>
        <style:text-properties fo:font-family="Times"/>
      </text:list-level-style-bullet>
      <text:list-level-style-bullet text:level="9" text:style-name="ListLabel_20_27" text:bullet-char="•">
        <style:list-level-properties text:list-level-position-and-space-mode="label-alignment">
          <style:list-level-label-alignment text:label-followed-by="listtab" fo:text-indent="-0.808cm" fo:margin-left="4.3cm"/>
        </style:list-level-properties>
        <style:text-properties fo:font-family="Tim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6-06T12:15:27.772468814</dc:date>
    <meta:editing-duration>PT3M17S</meta:editing-duration>
    <meta:editing-cycles>1</meta:editing-cycles>
    <meta:generator>LibreOffice/6.4.7.2$Linux_X86_64 LibreOffice_project/40$Build-2</meta:generator>
    <meta:document-statistic meta:table-count="0" meta:image-count="0" meta:object-count="0" meta:page-count="11" meta:paragraph-count="173" meta:word-count="1708" meta:character-count="10284" meta:non-whitespace-character-count="8818"/>
  </office:meta>
</office:document-meta>
</file>